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90H45M05.283S" calcext:value-type="time">
            <text:p>490:4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3H20M44.775S" calcext:value-type="time">
            <text:p>03:20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19H45M50.609S" calcext:value-type="time">
            <text:p>19:4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8:09:40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30T11:05:20.564000000</dc:date>
    <dc:creator>Benjamin Laws</dc:creator>
    <meta:editing-duration>P20DT7H44M53S</meta:editing-duration>
    <meta:editing-cycles>555</meta:editing-cycles>
    <meta:generator>LibreOffice/7.2.6.2$Windows_X86_64 LibreOffice_project/b0ec3a565991f7569a5a7f5d24fed7f52653d754</meta:generator>
    <meta:document-statistic meta:table-count="2" meta:cell-count="757" meta:object-count="0"/>
  </office:meta>
</office:document-meta>
</file>